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0a5f" officeooo:paragraph-rsid="00130a5f"/>
    </style:style>
    <style:style style:name="P2" style:family="paragraph" style:parent-style-name="Standard">
      <style:text-properties officeooo:rsid="00130a5f" officeooo:paragraph-rsid="001336f6"/>
    </style:style>
    <style:style style:name="P3" style:family="paragraph" style:parent-style-name="Standard">
      <style:text-properties officeooo:paragraph-rsid="00130a5f"/>
    </style:style>
    <style:style style:name="P4" style:family="paragraph" style:parent-style-name="Standard">
      <style:text-properties officeooo:rsid="001336f6" officeooo:paragraph-rsid="001336f6"/>
    </style:style>
    <style:style style:name="P5" style:family="paragraph" style:parent-style-name="Standard">
      <style:text-properties fo:color="#000000" officeooo:rsid="001336f6" officeooo:paragraph-rsid="001336f6"/>
    </style:style>
    <style:style style:name="P6" style:family="paragraph" style:parent-style-name="Standard">
      <style:text-properties fo:color="#000000" officeooo:rsid="001336f6" officeooo:paragraph-rsid="00139937"/>
    </style:style>
    <style:style style:name="P7" style:family="paragraph" style:parent-style-name="Standard">
      <style:text-properties fo:color="#000000" officeooo:rsid="00130a5f" officeooo:paragraph-rsid="00139937"/>
    </style:style>
    <style:style style:name="P8" style:family="paragraph" style:parent-style-name="Standard">
      <style:text-properties fo:color="#000000" officeooo:rsid="00139937" officeooo:paragraph-rsid="00139937"/>
    </style:style>
    <style:style style:name="P9" style:family="paragraph" style:parent-style-name="Standard">
      <style:text-properties fo:color="#000000" officeooo:rsid="00145154" officeooo:paragraph-rsid="00145154"/>
    </style:style>
    <style:style style:name="P10" style:family="paragraph" style:parent-style-name="Standard">
      <style:text-properties fo:color="#000000" officeooo:rsid="00145154" officeooo:paragraph-rsid="001536cb"/>
    </style:style>
    <style:style style:name="P11" style:family="paragraph" style:parent-style-name="Standard">
      <style:text-properties fo:color="#000000" officeooo:rsid="00145154" officeooo:paragraph-rsid="00161b80"/>
    </style:style>
    <style:style style:name="P12" style:family="paragraph" style:parent-style-name="Standard">
      <style:text-properties fo:color="#000000" officeooo:rsid="00145154" officeooo:paragraph-rsid="0017c4b7"/>
    </style:style>
    <style:style style:name="P13" style:family="paragraph" style:parent-style-name="Standard">
      <style:text-properties fo:color="#000000" officeooo:rsid="00145154" officeooo:paragraph-rsid="00193e91"/>
    </style:style>
    <style:style style:name="P14" style:family="paragraph" style:parent-style-name="Standard">
      <style:text-properties fo:color="#000000" officeooo:rsid="001536cb" officeooo:paragraph-rsid="001536cb"/>
    </style:style>
    <style:style style:name="P15" style:family="paragraph" style:parent-style-name="Standard">
      <style:text-properties fo:color="#000000" officeooo:rsid="0017c4b7" officeooo:paragraph-rsid="0017c4b7"/>
    </style:style>
    <style:style style:name="P16" style:family="paragraph" style:parent-style-name="Standard">
      <style:text-properties fo:color="#000000" officeooo:rsid="00193e91" officeooo:paragraph-rsid="00193e91"/>
    </style:style>
    <style:style style:name="P17" style:family="paragraph" style:parent-style-name="Standard">
      <style:text-properties officeooo:paragraph-rsid="00139937"/>
    </style:style>
    <style:style style:name="P18" style:family="paragraph" style:parent-style-name="Standard">
      <style:text-properties officeooo:rsid="00145154" officeooo:paragraph-rsid="00145154"/>
    </style:style>
    <style:style style:name="P19" style:family="paragraph" style:parent-style-name="Standard">
      <style:text-properties fo:color="#ed1c24" officeooo:rsid="00145154" officeooo:paragraph-rsid="00145154"/>
    </style:style>
    <style:style style:name="P20" style:family="paragraph" style:parent-style-name="Standard">
      <style:text-properties fo:color="#ed1c24" officeooo:rsid="00130a5f" officeooo:paragraph-rsid="001336f6"/>
    </style:style>
    <style:style style:name="P21" style:family="paragraph" style:parent-style-name="Standard">
      <style:text-properties fo:color="#ed1c24" officeooo:rsid="00130a5f" officeooo:paragraph-rsid="00139937"/>
    </style:style>
    <style:style style:name="P22" style:family="paragraph" style:parent-style-name="Standard">
      <style:text-properties officeooo:rsid="00130a5f" officeooo:paragraph-rsid="00130a5f"/>
    </style:style>
    <style:style style:name="P23" style:family="paragraph" style:parent-style-name="Standard">
      <style:text-properties fo:color="#ce181e" officeooo:rsid="00130a5f" officeooo:paragraph-rsid="00130a5f"/>
    </style:style>
    <style:style style:name="P24" style:family="paragraph" style:parent-style-name="Standard">
      <style:text-properties fo:color="#000000" officeooo:rsid="00130a5f" officeooo:paragraph-rsid="00130a5f"/>
    </style:style>
    <style:style style:name="P25" style:family="paragraph" style:parent-style-name="Standard">
      <style:text-properties fo:color="#000000" officeooo:rsid="001336f6" officeooo:paragraph-rsid="00130a5f"/>
    </style:style>
    <style:style style:name="P26" style:family="paragraph" style:parent-style-name="Standard">
      <style:text-properties fo:color="#000000" officeooo:rsid="00139937" officeooo:paragraph-rsid="00139937"/>
    </style:style>
    <style:style style:name="P27" style:family="paragraph" style:parent-style-name="Standard">
      <style:text-properties fo:color="#000000" officeooo:rsid="00161b80" officeooo:paragraph-rsid="00161b80"/>
    </style:style>
    <style:style style:name="P28" style:family="paragraph" style:parent-style-name="Standard">
      <style:text-properties fo:color="#000000" officeooo:rsid="0017c4b7" officeooo:paragraph-rsid="0017c4b7"/>
    </style:style>
    <style:style style:name="P29" style:family="paragraph" style:parent-style-name="Standard">
      <style:text-properties fo:color="#000000" officeooo:rsid="0017c4b7" officeooo:paragraph-rsid="001b19c2"/>
    </style:style>
    <style:style style:name="P30" style:family="paragraph" style:parent-style-name="Standard">
      <style:text-properties fo:color="#000000" officeooo:rsid="00193e91" officeooo:paragraph-rsid="00193e91"/>
    </style:style>
    <style:style style:name="P31" style:family="paragraph" style:parent-style-name="Standard">
      <style:text-properties fo:color="#000000" officeooo:rsid="00145154" officeooo:paragraph-rsid="00193e91"/>
    </style:style>
    <style:style style:name="P32" style:family="paragraph" style:parent-style-name="Standard">
      <style:text-properties fo:color="#000000" officeooo:rsid="001b19c2" officeooo:paragraph-rsid="001b19c2"/>
    </style:style>
    <style:style style:name="T1" style:family="text">
      <style:text-properties fo:color="#ce181e" officeooo:rsid="00130a5f"/>
    </style:style>
    <style:style style:name="T2" style:family="text">
      <style:text-properties fo:color="#000000"/>
    </style:style>
    <style:style style:name="T3" style:family="text">
      <style:text-properties fo:color="#000000" officeooo:rsid="00130a5f"/>
    </style:style>
    <style:style style:name="T4" style:family="text">
      <style:text-properties fo:color="#000000" officeooo:rsid="001336f6"/>
    </style:style>
    <style:style style:name="T5" style:family="text">
      <style:text-properties fo:color="#000000" officeooo:rsid="00139937"/>
    </style:style>
    <style:style style:name="T6" style:family="text">
      <style:text-properties fo:color="#ed1c24"/>
    </style:style>
    <style:style style:name="T7" style:family="text">
      <style:text-properties fo:color="#ed1c24" officeooo:rsid="00130a5f"/>
    </style:style>
    <style:style style:name="T8" style:family="text">
      <style:text-properties fo:color="#ed1c24" officeooo:rsid="001336f6"/>
    </style:style>
    <style:style style:name="T9" style:family="text">
      <style:text-properties fo:color="#ed1c24" officeooo:rsid="00139937"/>
    </style:style>
    <style:style style:name="T10" style:family="text">
      <style:text-properties fo:color="#00a65d"/>
    </style:style>
    <style:style style:name="T11" style:family="text">
      <style:text-properties fo:color="#00a65d" officeooo:rsid="00130a5f"/>
    </style:style>
    <style:style style:name="T12" style:family="text">
      <style:text-properties fo:color="#00a65d" officeooo:rsid="001336f6"/>
    </style:style>
    <style:style style:name="T13" style:family="text">
      <style:text-properties fo:color="#00a65d" officeooo:rsid="00139937"/>
    </style:style>
    <style:style style:name="T14" style:family="text">
      <style:text-properties officeooo:rsid="001336f6"/>
    </style:style>
    <style:style style:name="T15" style:family="text">
      <style:text-properties fo:color="#f58220" officeooo:rsid="001336f6"/>
    </style:style>
    <style:style style:name="T16" style:family="text">
      <style:text-properties officeooo:rsid="00139937"/>
    </style:style>
    <style:style style:name="T17" style:family="text">
      <style:text-properties officeooo:rsid="001536cb"/>
    </style:style>
    <style:style style:name="T18" style:family="text">
      <style:text-properties officeooo:rsid="00161b80"/>
    </style:style>
    <style:style style:name="T19" style:family="text">
      <style:text-properties officeooo:rsid="0017c4b7"/>
    </style:style>
    <style:style style:name="T20" style:family="text">
      <style:text-properties officeooo:rsid="001b19c2"/>
    </style:style>
    <style:style style:name="T21" style:family="text">
      <style:text-properties officeooo:rsid="001bd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sull’interfaccia di guarigione HealInterface (rosso= aggiunta o valore, verde= esistente)</text:p>
      <text:p text:style-name="P1"/>
      <text:p text:style-name="P1">Modifiche proposte alla classe base Personaggio</text:p>
      <text:p text:style-name="P1"/>
      <text:p text:style-name="P4">Aggiunta della funzione pubblica</text:p>
      <text:p text:style-name="P2"><text:span text:style-name="T9">void </text:span><text:span text:style-name="T6">receiveHealing(int </text:span><text:span text:style-name="T8">gain=POSITIVO</text:span><text:span text:style-name="T6">, bool </text:span><text:span text:style-name="T8">divineIntervention</text:span><text:span text:style-name="T6">=</text:span><text:span text:style-name="T8">false</text:span><text:span text:style-name="T6">)</text:span></text:p>
      <text:p text:style-name="P2"><text:span text:style-name="T6"><text:tab/></text:span><text:span text:style-name="T4">usato per ricevere una guarigione,</text:span></text:p>
      <text:p text:style-name="P2"><text:span text:style-name="T4"><text:tab/></text:span><text:span text:style-name="T8">int gain</text:span><text:span text:style-name="T4">= valore da passare a </text:span><text:span text:style-name="T12">setHealth(</text:span><text:span text:style-name="T8">gain</text:span><text:span text:style-name="T12">)</text:span><text:span text:style-name="T4">, quindi health+=gain</text:span></text:p>
      <text:p text:style-name="P2"><text:span text:style-name="T4"><text:tab/></text:span><text:span text:style-name="T8">bool divineIntervention</text:span><text:span text:style-name="T4">= permette una resurrezione? </text:span><text:span text:style-name="T8">true : false</text:span><text:span text:style-name="T4"> normalmente a false</text:span></text:p>
      <text:p text:style-name="P2"><text:span text:style-name="T4"><text:tab/>Errori</text:span><text:span text:style-name="T15">: </text:span><text:span text:style-name="T8">Dead!=divineIntervention</text:span><text:span text:style-name="T4"> </text:span><text:span text:style-name="T15">implica ressurezione di vivo o guarigione di morto</text:span></text:p>
      <text:p text:style-name="P2"><text:span text:style-name="T15"><text:tab/></text:span><text:span text:style-name="T4">una ressurrezione (</text:span><text:span text:style-name="T8">Dead==divineIntervention==true) </text:span><text:span text:style-name="T4">implica l’uso di</text:span><text:span text:style-name="T8"> ressurrection() </text:span><text:span text:style-name="T4">per <text:tab/>impostare il valore corretto di</text:span><text:span text:style-name="T8"> Dead </text:span><text:span text:style-name="T4">(</text:span><text:span text:style-name="T8">false</text:span><text:span text:style-name="T4">)</text:span></text:p>
      <text:p text:style-name="P20"/>
      <text:p text:style-name="P5">Aggiunta della funzione protetta o privata</text:p>
      <text:p text:style-name="P7"><text:span text:style-name="T9">void </text:span><text:span text:style-name="T8">ressurrection() </text:span></text:p>
      <text:p text:style-name="P7"><text:span text:style-name="T8"><text:tab/></text:span><text:span text:style-name="T14">permette di passare </text:span><text:span text:style-name="T8">Dead</text:span><text:span text:style-name="T14"> da </text:span><text:span text:style-name="T8">true</text:span><text:span text:style-name="T14"> a </text:span><text:span text:style-name="T8">false</text:span><text:span text:style-name="T14">, può essere chiamato solo da </text:span><text:span text:style-name="T6">receiveHealing</text:span></text:p>
      <text:p text:style-name="P21"/>
      <text:p text:style-name="P6">Aggiunta della funzione protetta o privata</text:p>
      <text:p text:style-name="P7"><text:span text:style-name="T9">void kill</text:span><text:span text:style-name="T8">() </text:span></text:p>
      <text:p text:style-name="P7"><text:span text:style-name="T8"><text:tab/></text:span><text:span text:style-name="T14">permette di passare </text:span><text:span text:style-name="T8">Dead</text:span><text:span text:style-name="T14"> da </text:span><text:span text:style-name="T8">false </text:span><text:span text:style-name="T16">a</text:span><text:span text:style-name="T9"> </text:span><text:span text:style-name="T8">true</text:span><text:span text:style-name="T14">, può essere chiamato solo da </text:span><text:span text:style-name="T9">setHealth()</text:span><text:span text:style-name="T16">, se health <text:tab/>va a 0</text:span></text:p>
      <text:p text:style-name="P21"/>
      <text:p text:style-name="P1">Aggiunta del campo: </text:p>
      <text:p text:style-name="P23">bool Dead</text:p>
      <text:p text:style-name="P3"><text:span text:style-name="T1"><text:tab/></text:span><text:span text:style-name="T3">inizializzato a </text:span><text:span text:style-name="T6">false</text:span><text:span text:style-name="T2">, </text:span></text:p>
      <text:p text:style-name="P3"><text:span text:style-name="T2"><text:tab/></text:span><text:span text:style-name="T3">va a </text:span><text:span text:style-name="T7">true</text:span><text:span text:style-name="T2"> </text:span><text:span text:style-name="T3">sse dopo aver perso danno </text:span><text:span text:style-name="T11">setHealth()</text:span><text:span text:style-name="T3"> porta a </text:span><text:span text:style-name="T7">0 </text:span><text:span text:style-name="T3">i punti vita,</text:span></text:p>
      <text:p text:style-name="P24"><text:tab/>utilizzato per vedere lo stato di un personaggio (vivo o morto),</text:p>
      <text:p text:style-name="P3"><text:span text:style-name="T3"><text:tab/>torna a </text:span><text:span text:style-name="T7">false</text:span><text:span text:style-name="T3"> se viene RESUSCITATO (</text:span><text:span text:style-name="T7">receiveHealing(int=1o più, bool=true)</text:span><text:span text:style-name="T3">),</text:span></text:p>
      <text:p text:style-name="P3"><text:span text:style-name="T3"><text:tab/>ALTRIMENTI AL TERMINE DI UNA BATTAGLIA IL PERSONAGGIO VIENE <text:tab/>ELIMINATO <text:tab/>DALLA SQUADRA!!! (tramite il </text:span><text:span text:style-name="T11">controller </text:span><text:span text:style-name="T3">o il </text:span><text:span text:style-name="T11">contenitore</text:span><text:span text:style-name="T3">)</text:span></text:p>
      <text:p text:style-name="P24"/>
      <text:p text:style-name="P18"><text:span text:style-name="T3">A</text:span><text:span text:style-name="T2">ggiunta della funzione pubblica:</text:span></text:p>
      <text:p text:style-name="P19">bool getDeathState()const <text:span text:style-name="T2">dà lo stato (vivo, morto) del personaggio in lettura per il </text:span><text:span text:style-name="T10">controller o <text:tab/>contenitore</text:span></text:p>
      <text:p text:style-name="P24"/>
      <text:p text:style-name="P1"><text:span text:style-name="T2">Precisazione su </text:span><text:span text:style-name="T10">setHealth()</text:span><text:span text:style-name="T2">:</text:span></text:p>
      <text:p text:style-name="P1"><text:span text:style-name="T2"><text:tab/>riceve valori </text:span><text:span text:style-name="T6">positivi</text:span><text:span text:style-name="T2"> se si tratta di una guarigione (</text:span><text:span text:style-name="T6">receiveHealing()</text:span><text:span text:style-name="T2">)</text:span></text:p>
      <text:p text:style-name="P1"><text:span text:style-name="T2"><text:tab/>riceve valori </text:span><text:span text:style-name="T6">negativi</text:span><text:span text:style-name="T2"> se si tratta di un attacco subito </text:span><text:span text:style-name="T4">(</text:span><text:span text:style-name="T8">receiveDamage()</text:span><text:span text:style-name="T4">)</text:span></text:p>
      <text:p text:style-name="P25"/>
      <text:p text:style-name="P17"><text:span text:style-name="T5">Precisazione su </text:span><text:span text:style-name="T13">bool IncreaseLevel(const int&amp; newExpPoint)</text:span><text:span text:style-name="T5">:</text:span></text:p>
      <text:p text:style-name="P8"><text:tab/>dovrebbe essere virtuale per permettere la modifica dei campi inseriti nelle varie interfaccie</text:p>
      <text:p text:style-name="P8"/>
      <text:p text:style-name="P14">Nota:</text:p>
      <text:p text:style-name="P14"><text:tab/>i personaggi possono SOLO usare le abilità o anche fare attacchi semplici?</text:p>
      <text:p text:style-name="P14"><text:tab/>SE possono fare attacchi semplici propongo di aggiungere </text:p>
      <text:p text:style-name="P14"><text:tab/><text:span text:style-name="T6">virtual int Attack()</text:span>, per permettere comportamento speciale, come nell’interfaccia <text:tab/><text:span text:style-name="T10">HealInterface</text:span></text:p>
      <text:p text:style-name="P8"/>
      <text:p text:style-name="P8"/>
      <text:p text:style-name="P8"/>
      <text:p text:style-name="P8"/>
      <text:p text:style-name="P8"/>
      <text:p text:style-name="P9"><text:soft-page-break/>Interfaccia HealInterface</text:p>
      <text:p text:style-name="P9"/>
      <text:p text:style-name="P16">concetto: più il personaggio è favoreggiato e vicino alla sua divinità più è capace in campo.</text:p>
      <text:p text:style-name="P9"/>
      <text:p text:style-name="P9"/>
      <text:p text:style-name="P9">Campo speciale</text:p>
      <text:p text:style-name="P9"/>
      <text:p text:style-name="P9">blessing</text:p>
      <text:p text:style-name="P9"><text:tab/>inizializzato a livello-1</text:p>
      <text:p text:style-name="P10"><text:tab/>nel corso di una Battaglia può essere aumentato tramite attacchi basici <text:span text:style-name="T17">(o tramite la prima <text:tab/>abilità in caso contrario) (un attacco=una preghiera)</text:span></text:p>
      <text:p text:style-name="P11"><text:tab/><text:span text:style-name="T18">indica la “vicinanza alla divinità” del personaggio, maggiore è più effetto hanno le azioni <text:tab/>“sacre” intraprese</text:span></text:p>
      <text:p text:style-name="P11"/>
      <text:p text:style-name="P11"/>
      <text:p text:style-name="P27">Funzioni protette:</text:p>
      <text:p text:style-name="P11"/>
      <text:p text:style-name="P27">void prayforblessing() chiamato da attacco base O da abilità base, blessing++</text:p>
      <text:p text:style-name="P11"/>
      <text:p text:style-name="P27">void resetBlessing() chiamato da useBlessing() per “azzerare” il contatore</text:p>
      <text:p text:style-name="P11"/>
      <text:p text:style-name="P27">void IncreaseBlessing() chiamato dall’increaseLevel() dell’interfaccia (NB lieve ridondanza con <text:tab/>reset, ma maggiore chiarezza?)</text:p>
      <text:p text:style-name="P11"/>
      <text:p text:style-name="P12"/>
      <text:p text:style-name="P15">Funzioni Pubbliche:</text:p>
      <text:p text:style-name="P12"/>
      <text:p text:style-name="P12"><text:span text:style-name="T19">int getBlessing() getter IN SOLA LETTURA </text:span><text:tab/></text:p>
      <text:p text:style-name="P15"/>
      <text:p text:style-name="P15">ridef di IncreaseLevel usa increaseBlessing per far crescere il blessing BASE</text:p>
      <text:p text:style-name="P15"/>
      <text:p text:style-name="P15"/>
      <text:p text:style-name="P29"><text:span text:style-name="T20">IPOTESI1:</text:span></text:p>
      <text:p text:style-name="P29">int attack() un getBaseAttack NON CONST così da permettere di modificare blessing, potrebbe <text:tab/>dover essere in Personaggio</text:p>
      <text:p text:style-name="P12"/>
      <text:p text:style-name="P15">virtual int useBlessing() usato per calcolare un valore di guarigione o di attacco, usa resetBlessing()</text:p>
      <text:p text:style-name="P13"><text:tab/><text:span text:style-name="T19">per azzerare il contatore; ridef da classi derivate</text:span></text:p>
      <text:p text:style-name="P13"/>
      <text:p text:style-name="P13"/>
      <text:p text:style-name="P32">IPOTESI2: </text:p>
      <text:p text:style-name="P32">virtual int Pray(bool use) preghiera usata x accumulare (true) blessing o per usarlo x un azione sacra</text:p>
      <text:p text:style-name="P32"><text:tab/>pro: permette di lasciare a classe derivata le azioni di preghiera, guaritore=guarisce</text:p>
      <text:p text:style-name="P32"><text:tab/><text:tab/>paladino=attacca</text:p>
      <text:p text:style-name="P32"><text:tab/>contro: un livello di astrazione/decisione superiore</text:p>
      <text:p text:style-name="P32"/>
      <text:p text:style-name="P32"><text:s/></text:p>
      <text:p text:style-name="P13"/>
      <text:p text:style-name="P13"/>
      <text:p text:style-name="P13"/>
      <text:p text:style-name="P13"/>
      <text:p text:style-name="P13"/>
      <text:p text:style-name="P16"><text:soft-page-break/>classe Guaritore</text:p>
      <text:p text:style-name="P13"/>
      <text:p text:style-name="P13"><text:span text:style-name="T20">IPOTESI1:ridef useBlessing() x maggior valore in uso</text:span> </text:p>
      <text:p text:style-name="P32"/>
      <text:p text:style-name="P32">IPOTESI2:ridef <text:s/><text:span text:style-name="T21">pray x maggiore valore in uso</text:span></text:p>
      <text:p text:style-name="P32"/>
      <text:p text:style-name="P16">healingWord() guarigione semplice, <text:span text:style-name="T20">potrebbe essere usata come metodo di addBlessing </text:span></text:p>
      <text:p text:style-name="P16"/>
      <text:p text:style-name="P16">smite() attacco sacro <text:span text:style-name="T21">usa blessing per infliggere BOTTE!</text:span></text:p>
      <text:p text:style-name="P16"/>
      <text:p text:style-name="P16">divineIntervention() richiede un minimo di blessing, altrimenti FALLISC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21:09.421000000</meta:creation-date>
    <dc:date>2020-04-21T21:50:37.112000000</dc:date>
    <meta:editing-duration>PT15M48S</meta:editing-duration>
    <meta:editing-cycles>2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63" meta:word-count="516" meta:character-count="3800" meta:non-whitespace-character-count="3297"/>
  </office:meta>
</office:document-meta>
</file>